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ehistun" svg:font-family="Behistu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ehistun" officeooo:rsid="00052b3f" officeooo:paragraph-rsid="00052b3f"/>
    </style:style>
    <style:style style:name="P2" style:family="paragraph" style:parent-style-name="Standard">
      <style:text-properties style:font-name="Behistun" officeooo:rsid="000885f1" officeooo:paragraph-rsid="000885f1"/>
    </style:style>
    <style:style style:name="P3" style:family="paragraph" style:parent-style-name="Standard">
      <style:text-properties style:font-name="Behistun" officeooo:rsid="0008c0c9" officeooo:paragraph-rsid="0008c0c9"/>
    </style:style>
    <style:style style:name="P4" style:family="paragraph" style:parent-style-name="Standard">
      <style:text-properties style:font-name="Behistun" officeooo:rsid="000a5d3f" officeooo:paragraph-rsid="000a5d3f"/>
    </style:style>
    <style:style style:name="P5" style:family="paragraph" style:parent-style-name="Standard">
      <style:text-properties style:font-name="Behistun" officeooo:rsid="000d3f94" officeooo:paragraph-rsid="000d3f94"/>
    </style:style>
    <style:style style:name="P6" style:family="paragraph" style:parent-style-name="Standard">
      <style:text-properties style:font-name="Behistun" officeooo:rsid="000edc56" officeooo:paragraph-rsid="000edc56"/>
    </style:style>
    <style:style style:name="P7" style:family="paragraph" style:parent-style-name="Standard">
      <style:text-properties style:font-name="Behistun" officeooo:rsid="000f0afc" officeooo:paragraph-rsid="000f0afc"/>
    </style:style>
    <style:style style:name="P8" style:family="paragraph" style:parent-style-name="Standard">
      <style:text-properties style:font-name="Behistun" officeooo:rsid="00126e60" officeooo:paragraph-rsid="00126e60"/>
    </style:style>
    <style:style style:name="P9" style:family="paragraph" style:parent-style-name="Standard">
      <style:text-properties style:font-name="Behistun" officeooo:rsid="00127b5b" officeooo:paragraph-rsid="00127b5b"/>
    </style:style>
    <style:style style:name="P10" style:family="paragraph" style:parent-style-name="Standard">
      <style:text-properties style:font-name="Behistun" officeooo:rsid="00130317" officeooo:paragraph-rsid="00130317"/>
    </style:style>
    <style:style style:name="P11" style:family="paragraph" style:parent-style-name="Standard">
      <style:text-properties style:font-name="Behistun" officeooo:rsid="00133c45" officeooo:paragraph-rsid="00133c45"/>
    </style:style>
    <style:style style:name="P12" style:family="paragraph" style:parent-style-name="Standard">
      <style:text-properties style:font-name="Behistun" officeooo:rsid="001622b5" officeooo:paragraph-rsid="001622b5"/>
    </style:style>
    <style:style style:name="P13" style:family="paragraph" style:parent-style-name="Standard">
      <style:text-properties style:font-name="Behistun" officeooo:rsid="0016d675" officeooo:paragraph-rsid="0016d675"/>
    </style:style>
    <style:style style:name="P14" style:family="paragraph" style:parent-style-name="Standard">
      <style:text-properties style:font-name="Behistun" officeooo:rsid="00176085" officeooo:paragraph-rsid="00176085"/>
    </style:style>
    <style:style style:name="P15" style:family="paragraph" style:parent-style-name="Standard">
      <style:text-properties style:font-name="Behistun" officeooo:rsid="00183e4e" officeooo:paragraph-rsid="00183e4e"/>
    </style:style>
    <style:style style:name="P16" style:family="paragraph" style:parent-style-name="Standard">
      <style:text-properties style:font-name="Behistun" officeooo:rsid="0019a607" officeooo:paragraph-rsid="0019a607"/>
    </style:style>
    <style:style style:name="P17" style:family="paragraph" style:parent-style-name="Standard">
      <style:text-properties style:font-name="Behistun" officeooo:rsid="001a142c" officeooo:paragraph-rsid="001a142c"/>
    </style:style>
    <style:style style:name="T1" style:family="text">
      <style:text-properties officeooo:rsid="0006c7e1"/>
    </style:style>
    <style:style style:name="T2" style:family="text">
      <style:text-properties officeooo:rsid="000a5d3f"/>
    </style:style>
    <style:style style:name="T3" style:family="text">
      <style:text-properties officeooo:rsid="000c412c"/>
    </style:style>
    <style:style style:name="T4" style:family="text">
      <style:text-properties officeooo:rsid="000d3f94"/>
    </style:style>
    <style:style style:name="T5" style:family="text">
      <style:text-properties officeooo:rsid="000edc56"/>
    </style:style>
    <style:style style:name="T6" style:family="text">
      <style:text-properties officeooo:rsid="000fc420"/>
    </style:style>
    <style:style style:name="T7" style:family="text">
      <style:text-properties officeooo:rsid="00127b5b"/>
    </style:style>
    <style:style style:name="T8" style:family="text">
      <style:text-properties officeooo:rsid="00130317"/>
    </style:style>
    <style:style style:name="T9" style:family="text">
      <style:text-properties officeooo:rsid="00131f9c"/>
    </style:style>
    <style:style style:name="T10" style:family="text">
      <style:text-properties officeooo:rsid="001a1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 sombras pr<text:span text:style-name="T1">ofundas onde </text:span></text:p>
      <text:p text:style-name="P2">sussurros habitam Repousa a</text:p>
      <text:p text:style-name="P3">lingua do encan<text:span text:style-name="T2">to da Serpente</text:span></text:p>
      <text:p text:style-name="P4">escrita no <text:span text:style-name="T3">coraCao da </text:span><text:span text:style-name="T4">noite</text:span></text:p>
      <text:p text:style-name="P5">palavras que torce<text:span text:style-name="T5">m o</text:span></text:p>
      <text:p text:style-name="P6">destino da alma</text:p>
      <text:p text:style-name="P6"/>
      <text:p text:style-name="P7">Sob a lua em san <text:span text:style-name="T6">gue inscrita</text:span></text:p>
      <text:p text:style-name="P8">Segreds das trevas pelo</text:p>
      <text:p text:style-name="P8">te<text:span text:style-name="T7">mpo atribuidos um pacto</text:span></text:p>
      <text:p text:style-name="P9">com o caos semeado em</text:p>
      <text:p text:style-name="P9">esc<text:span text:style-name="T8">ritas de fogo a verdade e</text:span></text:p>
      <text:p text:style-name="P10">revelada</text:p>
      <text:p text:style-name="P10"/>
      <text:p text:style-name="P10">Chama eterna em verso <text:span text:style-name="T9">mais</text:span></text:p>
      <text:p text:style-name="P11">negro MaldiCoes unem o</text:p>
      <text:p text:style-name="P11">universo por estas linhas o</text:p>
      <text:p text:style-name="P12">abismo fala Desencadeando</text:p>
      <text:p text:style-name="P12">medos nos corajos e</text:p>
      <text:p text:style-name="P13">mansos</text:p>
      <text:p text:style-name="P13"/>
      <text:p text:style-name="P14">Aqui jaz o caminho para o</text:p>
      <text:p text:style-name="P14">poder desconhecido uma</text:p>
      <text:p text:style-name="P15">jornada sombria para os</text:p>
      <text:p text:style-name="P15">audaciosos Mas atenCao ao</text:p>
      <text:p text:style-name="P16">preCo desta arte perversa</text:p>
      <text:p text:style-name="P16">para que tua alma da virt ude</text:p>
      <text:p text:style-name="P16">nao se apart<text:span text:style-name="T10">e secaps tuohtiW</text:span></text:p>
      <text:p text:style-name="P17">galf eht si sih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ehistun" svg:font-family="Behistu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1T13:57:14.163000000</meta:creation-date>
    <dc:date>2024-11-02T00:22:53.034000000</dc:date>
    <meta:editing-duration>PT32M3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6" meta:word-count="111" meta:character-count="598" meta:non-whitespace-character-count="512"/>
  </office:meta>
</office:document-meta>
</file>